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9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6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7" style:family="paragraph" style:parent-style-name="Heading_20_1">
      <style:paragraph-properties fo:line-height="110%"/>
    </style:style>
    <style:style style:name="P18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9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2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2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2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2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24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5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10c07c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normal" officeooo:rsid="0010c07c" style:font-weight-asian="normal" style:font-weight-complex="normal"/>
    </style:style>
    <style:style style:name="T11" style:family="text">
      <style:text-properties fo:font-weight="normal" officeooo:rsid="00167aa8" style:font-weight-asian="normal" style:font-weight-complex="normal"/>
    </style:style>
    <style:style style:name="T1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4" style:family="text">
      <style:text-properties officeooo:rsid="001135ca"/>
    </style:style>
    <style:style style:name="T15" style:family="text">
      <style:text-properties officeooo:rsid="001c643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4c4c4c"/>
    </style:style>
    <style:style style:name="T18" style:family="text">
      <style:text-properties fo:color="#4c4c4c" style:font-name="Times New Roman2"/>
    </style:style>
    <style:style style:name="T19" style:family="text">
      <style:text-properties fo:color="#4c4c4c" style:font-name="Times New Roman2" officeooo:rsid="002be605"/>
    </style:style>
    <style:style style:name="T20" style:family="text">
      <style:text-properties fo:color="#4c4c4c" officeooo:rsid="001b802b"/>
    </style:style>
    <style:style style:name="T21" style:family="text">
      <style:text-properties fo:color="#4c4c4c" officeooo:rsid="0023de15"/>
    </style:style>
    <style:style style:name="T22" style:family="text">
      <style:text-properties fo:color="#4c4c4c" officeooo:rsid="003fa6f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377e" style:font-weight-asian="bold" style:font-weight-complex="bold"/>
    </style:style>
    <style:style style:name="T25" style:family="text">
      <style:text-properties fo:font-weight="bold" officeooo:rsid="0010c07c" style:font-weight-asian="bold" style:font-weight-complex="bold"/>
    </style:style>
    <style:style style:name="T26" style:family="text">
      <style:text-properties fo:font-weight="bold" officeooo:rsid="002122b2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0377e" style:font-weight-asian="normal" style:font-weight-complex="normal"/>
    </style:style>
    <style:style style:name="T29" style:family="text">
      <style:text-properties fo:font-weight="normal" officeooo:rsid="0010c07c" style:font-weight-asian="normal" style:font-weight-complex="normal"/>
    </style:style>
    <style:style style:name="T30" style:family="text">
      <style:text-properties fo:font-weight="normal" officeooo:rsid="00167aa8" style:font-weight-asian="normal" style:font-weight-complex="normal"/>
    </style:style>
    <style:style style:name="T31" style:family="text">
      <style:text-properties officeooo:rsid="00167aa8"/>
    </style:style>
    <style:style style:name="T32" style:family="text">
      <style:text-properties officeooo:rsid="002122b2"/>
    </style:style>
    <style:style style:name="T33" style:family="text">
      <style:text-properties officeooo:rsid="00205435"/>
    </style:style>
    <style:style style:name="T34" style:family="text">
      <style:text-properties officeooo:rsid="000773a3"/>
    </style:style>
    <style:style style:name="T35" style:family="text">
      <style:text-properties officeooo:rsid="002a2fad"/>
    </style:style>
    <style:style style:name="T36" style:family="text">
      <style:text-properties officeooo:rsid="0010c07c"/>
    </style:style>
    <style:style style:name="T37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135ca"/>
    </style:style>
    <style:style style:name="T41" style:family="text">
      <style:text-properties officeooo:rsid="001c643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0773a3" style:font-style-asian="normal" style:font-style-complex="normal"/>
    </style:style>
    <style:style style:name="T44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8" style:family="text">
      <style:text-properties officeooo:rsid="000dd52f"/>
    </style:style>
    <style:style style:name="T49" style:family="text">
      <style:text-properties officeooo:rsid="000e67c4"/>
    </style:style>
    <style:style style:name="T50" style:family="text">
      <style:text-properties officeooo:rsid="000f9681"/>
    </style:style>
    <style:style style:name="T51" style:family="text">
      <style:text-properties officeooo:rsid="00115952"/>
    </style:style>
    <style:style style:name="T52" style:family="text">
      <style:text-properties officeooo:rsid="0017e2f7"/>
    </style:style>
    <style:style style:name="T53" style:family="text">
      <style:text-properties officeooo:rsid="001ccb36"/>
    </style:style>
    <style:style style:name="T54" style:family="text">
      <style:text-properties officeooo:rsid="001d9ce8"/>
    </style:style>
    <style:style style:name="T55" style:family="text">
      <style:text-properties style:font-name="Times New Roman1" fo:font-size="12pt" fo:font-weight="normal" style:font-weight-asian="normal" style:font-weight-complex="normal"/>
    </style:style>
    <style:style style:name="T56" style:family="text">
      <style:text-properties officeooo:rsid="00290314"/>
    </style:style>
    <style:style style:name="T57" style:family="text">
      <style:text-properties officeooo:rsid="000e8e9d"/>
    </style:style>
    <style:style style:name="T58" style:family="text">
      <style:text-properties officeooo:rsid="00304761"/>
    </style:style>
    <style:style style:name="T59" style:family="text">
      <style:text-properties officeooo:rsid="0012912f"/>
    </style:style>
    <style:style style:name="T60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10788160" text:id="ct11078816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10788400" text:id="ct110788400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110788640" text:id="ct11078864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10788880" text:id="ct11078888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10789120" text:id="ct1107891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0789360" text:id="ct110789360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110789600" text:id="ct1107896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0789840" text:id="ct110789840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110790080" text:id="ct1107900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0790320" text:id="ct11079032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10790560" text:id="ct1107905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0790800" text:id="ct11079080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10791040" text:id="ct1107910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0791280" text:id="ct11079128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10791520" text:id="ct1107915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0791760" text:id="ct11079176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10792240" text:id="ct1107922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08072384" text:id="ct108072384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108073104" text:id="ct10807310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09817712" text:id="ct10981771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109817472" text:id="ct1098174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3258352" text:id="ct11325835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113258592" text:id="ct11325859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3258832" text:id="ct1132588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3259072" text:id="ct113259072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110792000" text:id="ct11079200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3259312" text:id="ct113259312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113259552" text:id="ct11325955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3259792" text:id="ct113259792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113260032" text:id="ct1132600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3260512" text:id="ct113260512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113260752" text:id="ct11326075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13261232" text:id="ct113261232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13260992" text:id="ct113260992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113261472" text:id="ct113261472">
          <text:insertion>
            <office:change-info>
              <dc:creator>Wiebke Oeltjen</dc:creator>
              <dc:date>2018-10-02T19:14:00</dc:date>
            </office:change-info>
          </text:insertion>
        </text:changed-region>
        <text:changed-region xml:id="ct113261952" text:id="ct113261952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13261712" text:id="ct113261712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113262192" text:id="ct113262192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113262432" text:id="ct113262432">
          <text:deletion>
            <office:change-info>
              <dc:creator>Wiebke Oeltjen</dc:creator>
              <dc:date>2017-07-13T17:19:00</dc:date>
            </office:change-info>
            <text:p text:style-name="P3"><text:s/></text:p>
          </text:deletion>
        </text:changed-region>
        <text:changed-region xml:id="ct113262672" text:id="ct113262672">
          <text:insertion>
            <office:change-info>
              <dc:creator>Wiebke Oeltjen</dc:creator>
              <dc:date>2017-07-13T17:20:00</dc:date>
            </office:change-info>
          </text:insertion>
        </text:changed-region>
        <text:changed-region xml:id="ct113262912" text:id="ct113262912">
          <text:insertion>
            <office:change-info>
              <dc:creator>Wiebke Oeltjen</dc:creator>
              <dc:date>2018-10-02T19:16:00</dc:date>
            </office:change-info>
          </text:insertion>
        </text:changed-region>
        <text:changed-region xml:id="ct113263152" text:id="ct113263152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113265072" text:id="ct113265072">
          <text:deletion>
            <office:change-info>
              <dc:creator>Wiebke Oeltjen</dc:creator>
              <dc:date>2016-07-19T12:49:00</dc:date>
            </office:change-info>
            <text:p text:style-name="P4"><text:span text:style-name="T6">2</text:span></text:p>
          </text:deletion>
        </text:changed-region>
        <text:changed-region xml:id="ct113264832" text:id="ct113264832">
          <text:deletion>
            <office:change-info>
              <dc:creator>Wiebke Oeltjen</dc:creator>
              <dc:date>2017-02-02T15:45:00</dc:date>
            </office:change-info>
            <text:p text:style-name="P4"><text:span text:style-name="T6">0</text:span></text:p>
          </text:deletion>
        </text:changed-region>
        <text:changed-region xml:id="ct113264592" text:id="ct113264592">
          <text:deletion>
            <office:change-info>
              <dc:creator>Unbekannter Autor</dc:creator>
              <dc:date>2015-08-13T11:45:00</dc:date>
            </office:change-info>
            <text:p text:style-name="P4"><text:span text:style-name="T6">2</text:span></text:p>
          </text:deletion>
        </text:changed-region>
        <text:changed-region xml:id="ct113264352" text:id="ct113264352">
          <text:deletion>
            <office:change-info>
              <dc:creator>Unbekannter Autor</dc:creator>
              <dc:date>2016-01-21T17:29:00</dc:date>
            </office:change-info>
            <text:p text:style-name="P4"><text:span text:style-name="T6">0</text:span></text:p>
          </text:deletion>
        </text:changed-region>
        <text:changed-region xml:id="ct113264112" text:id="ct113264112">
          <text:deletion>
            <office:change-info>
              <dc:creator>Wiebke Oeltjen</dc:creator>
              <dc:date>2019-01-24T12:01:00</dc:date>
            </office:change-info>
            <text:p text:style-name="P4"><text:span text:style-name="T6">.</text:span></text:p>
          </text:deletion>
        </text:changed-region>
        <text:changed-region xml:id="ct113263872" text:id="ct113263872">
          <text:deletion>
            <office:change-info>
              <dc:creator>Wiebke Oeltjen</dc:creator>
              <dc:date>2017-05-30T17:05:00</dc:date>
            </office:change-info>
            <text:p text:style-name="P4"><text:span text:style-name="T6">6</text:span></text:p>
          </text:deletion>
        </text:changed-region>
        <text:changed-region xml:id="ct113263632" text:id="ct113263632">
          <text:deletion>
            <office:change-info>
              <dc:creator>Unbekannter Autor</dc:creator>
              <dc:date>2016-02-25T17:23:00</dc:date>
            </office:change-info>
            <text:p text:style-name="P4"><text:span text:style-name="T6">5</text:span></text:p>
          </text:deletion>
        </text:changed-region>
        <text:changed-region xml:id="ct113263392" text:id="ct113263392">
          <text:deletion>
            <office:change-info>
              <dc:creator>Wiebke Oeltjen</dc:creator>
              <dc:date>2019-01-24T12:01:00</dc:date>
            </office:change-info>
            <text:p text:style-name="P4"><text:span text:style-name="T6">201</text:span></text:p>
          </text:deletion>
        </text:changed-region>
        <text:changed-region xml:id="ct113265312" text:id="ct113265312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293206544" text:id="ct293206544">
          <text:insertion>
            <office:change-info>
              <dc:creator>Wiebke Oeltjen</dc:creator>
              <dc:date>2019-09-02T11:38:37</dc:date>
            </office:change-info>
          </text:insertion>
        </text:changed-region>
        <text:changed-region xml:id="ct113265552" text:id="ct113265552">
          <text:deletion>
            <office:change-info>
              <dc:creator>Wiebke Oeltjen</dc:creator>
              <dc:date>2017-05-11T18:06:00</dc:date>
            </office:change-info>
            <text:p text:style-name="P5">Windows, Unix, Linux, Mac OS X</text:p>
          </text:deletion>
        </text:changed-region>
        <text:changed-region xml:id="ct113265792" text:id="ct113265792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113266032" text:id="ct113266032">
          <text:deletion>
            <office:change-info>
              <dc:creator>Unbekannter Autor</dc:creator>
              <dc:date>2015-08-13T12:26:00</dc:date>
            </office:change-info>
            <text:p text:style-name="P6">A</text:p>
          </text:deletion>
        </text:changed-region>
        <text:changed-region xml:id="ct113201056" text:id="ct113201056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113201296" text:id="ct113201296">
          <text:deletion>
            <office:change-info>
              <dc:creator>Unbekannter Autor</dc:creator>
              <dc:date>2015-08-13T12:26:00</dc:date>
            </office:change-info>
            <text:p text:style-name="P6">S</text:p>
          </text:deletion>
        </text:changed-region>
        <text:changed-region xml:id="ct113201536" text:id="ct113201536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113201776" text:id="ct113201776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113202256" text:id="ct113202256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113202496" text:id="ct113202496">
          <text:deletion>
            <office:change-info>
              <dc:creator>Unbekannter Autor</dc:creator>
              <dc:date>2015-08-13T12:27:00</dc:date>
            </office:change-info>
            <text:p text:style-name="P6"><text:s/>(is <text:s/>included)</text:p>
          </text:deletion>
        </text:changed-region>
        <text:changed-region xml:id="ct113202016" text:id="ct113202016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113202736" text:id="ct113202736">
          <text:deletion>
            <office:change-info>
              <dc:creator>Wiebke Oeltjen</dc:creator>
              <dc:date>2016-07-19T12:49:00</dc:date>
            </office:change-info>
            <text:p text:style-name="P6"><text:span text:style-name="T6">7</text:span></text:p>
          </text:deletion>
        </text:changed-region>
        <text:changed-region xml:id="ct113202976" text:id="ct113202976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113203216" text:id="ct113203216">
          <text:deletion>
            <office:change-info>
              <dc:creator>Wiebke Oeltjen</dc:creator>
              <dc:date>2016-07-19T13:21:00</dc:date>
            </office:change-info>
            <text:p text:style-name="P6">,</text:p>
          </text:deletion>
        </text:changed-region>
        <text:changed-region xml:id="ct113203456" text:id="ct113203456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13203696" text:id="ct113203696">
          <text:deletion>
            <office:change-info>
              <dc:creator>Wiebke Oeltjen</dc:creator>
              <dc:date>2016-07-19T13:22:00</dc:date>
            </office:change-info>
            <text:p text:style-name="P6"><text:s/></text:p>
          </text:deletion>
        </text:changed-region>
        <text:changed-region xml:id="ct113203936" text:id="ct113203936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113204176" text:id="ct113204176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113204416" text:id="ct113204416">
          <text:deletion>
            <office:change-info>
              <dc:creator>Wiebke Oeltjen</dc:creator>
              <dc:date>2017-05-12T13:49:00</dc:date>
            </office:change-info>
            <text:p text:style-name="P6"><text:span text:style-name="T7">Apache Ant, </text:span></text:p>
          </text:deletion>
        </text:changed-region>
        <text:changed-region xml:id="ct113204656" text:id="ct113204656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13204896" text:id="ct113204896">
          <text:deletion>
            <office:change-info>
              <dc:creator>Wiebke Oeltjen</dc:creator>
              <dc:date>2017-05-12T13:49:00</dc:date>
            </office:change-info>
            <text:p text:style-name="P6"><text:span text:style-name="T7">, SVN client </text:span></text:p>
          </text:deletion>
        </text:changed-region>
        <text:changed-region xml:id="ct113205136" text:id="ct113205136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13205376" text:id="ct113205376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13205616" text:id="ct113205616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113205856" text:id="ct113205856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113206096" text:id="ct113206096">
          <text:deletion>
            <office:change-info>
              <dc:creator>Wiebke Oeltjen</dc:creator>
              <dc:date>2017-05-11T17:54:00</dc:date>
            </office:change-info>
            <text:p text:style-name="P7"/>
            <text:p text:style-name="P7"><text:span text:style-name="T8">Example</text:span> application:<text:tab/><text:span text:style-name="T9">MIR</text:span><text:span text:style-name="T10">, </text:span><text:span text:style-name="T11">that is the </text:span><text:span text:style-name="T12">M</text:span><text:span text:style-name="T13">ODS</text:span><text:span text:style-name="T12"> Institutional Repository, </text:span>http://mycore.<text:span text:style-name="T3">org</text:span>/<text:span text:style-name="T14">mir</text:span> </text:p>
          </text:deletion>
        </text:changed-region>
        <text:changed-region xml:id="ct113206336" text:id="ct113206336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113206576" text:id="ct113206576">
          <text:deletion>
            <office:change-info>
              <dc:creator>Wiebke Oeltjen</dc:creator>
              <dc:date>2017-02-02T16:38:00</dc:date>
            </office:change-info>
            <text:p text:style-name="P8"><text:span text:style-name="T15">handle</text:span></text:p>
          </text:deletion>
        </text:changed-region>
        <text:changed-region xml:id="ct113206816" text:id="ct113206816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113207056" text:id="ct113207056">
          <text:deletion>
            <office:change-info>
              <dc:creator>Wiebke Oeltjen</dc:creator>
              <dc:date>2017-05-12T13:51:00</dc:date>
            </office:change-info>
            <text:p text:style-name="P8"><text:span text:style-name="T16"><text:s/></text:span></text:p>
          </text:deletion>
        </text:changed-region>
        <text:changed-region xml:id="ct113207296" text:id="ct113207296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113207536" text:id="ct11320753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13208016" text:id="ct113208016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113208256" text:id="ct113208256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113208736" text:id="ct11320873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113325760" text:id="ct113325760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 loext:mime-type="image/png"/></draw:frame>MyCoRe data sheet </text:h>
      <text:p text:style-name="P2">MyCoRe:<text:tab/><text:span text:style-name="T23">My</text:span> <text:span text:style-name="T23">Co</text:span>ntent <text:span text:style-name="T23">Re</text:span>pository ['maɪkɔːr]</text:p>
      <text:p text:style-name="P1">License:<text:tab/><text:span text:style-name="T23">Open Source Software</text:span><text:change-start text:change-id="ct110788160"/><text:span text:style-name="T27">, </text:span><text:span text:style-name="T55">licensed</text:span><text:span text:style-name="T27"> under </text:span><text:span text:style-name="T2">the </text:span><text:change-end text:change-id="ct110788160"/><text:change text:change-id="ct110788400"/><text:span text:style-name="T16">GNU General Public License</text:span> (GPL) </text:p>
      <text:p text:style-name="P2">Developers:<text:tab/><text:change-start text:change-id="ct110788640"/><text:span text:style-name="T26">The </text:span><text:change-end text:change-id="ct110788640"/><text:span text:style-name="T23">MyCoRe Community</text:span></text:p>
      <text:p text:style-name="P2">Website: <text:tab/><text:span text:style-name="T23">http://www.mycore.org</text:span></text:p>
      <text:p text:style-name="P2">Type:<text:tab/>Web application for <text:change text:change-id="ct110788880"/><text:change-start text:change-id="ct110789120"/><text:span text:style-name="T4">d</text:span><text:change-end text:change-id="ct110789120"/>igital <text:change text:change-id="ct110789360"/><text:change-start text:change-id="ct110789600"/><text:span text:style-name="T4">l</text:span><text:change-end text:change-id="ct110789600"/>ibraries, <text:change text:change-id="ct110789840"/><text:change-start text:change-id="ct110790080"/><text:span text:style-name="T4">c</text:span><text:change-end text:change-id="ct110790080"/>ontent <text:change text:change-id="ct110790320"/><text:change-start text:change-id="ct110790560"/><text:span text:style-name="T4">m</text:span><text:change-end text:change-id="ct110790560"/>anagement, <text:line-break/><text:tab/><text:change text:change-id="ct110790800"/><text:change-start text:change-id="ct110791040"/><text:span text:style-name="T4">d</text:span><text:change-end text:change-id="ct110791040"/>ocument <text:change text:change-id="ct110791280"/><text:change-start text:change-id="ct110791520"/><text:span text:style-name="T4">m</text:span><text:change-end text:change-id="ct110791520"/>anagement, <text:change text:change-id="ct110791760"/><text:change-start text:change-id="ct110792240"/><text:span text:style-name="T4">d</text:span><text:change-end text:change-id="ct110792240"/>ocument server, <text:change text:change-id="ct108072384"/><text:change-start text:change-id="ct108073104"/><text:span text:style-name="T4">p</text:span><text:change-end text:change-id="ct108073104"/>ublication server, <text:line-break/><text:tab/><text:change text:change-id="ct109817712"/><text:change-start text:change-id="ct109817472"/><text:span text:style-name="T3">d</text:span><text:change-end text:change-id="ct109817472"/><text:span text:style-name="T3">igital </text:span><text:change text:change-id="ct113258352"/><text:change-start text:change-id="ct113258592"/><text:span text:style-name="T3">a</text:span><text:change-end text:change-id="ct113258592"/>rchiv<text:change-start text:change-id="ct113258832"/><text:span text:style-name="T4">ing</text:span><text:change-end text:change-id="ct113258832"/><text:change text:change-id="ct113259072"/><text:change-start text:change-id="ct110792000"/><text:span text:style-name="T4"> solution</text:span><text:change-end text:change-id="ct110792000"/>, <text:change text:change-id="ct113259312"/><text:change-start text:change-id="ct113259552"/><text:span text:style-name="T4">i</text:span><text:change-end text:change-id="ct113259552"/>nstitutional <text:change text:change-id="ct113259792"/><text:change-start text:change-id="ct113260032"/><text:span text:style-name="T4">r</text:span><text:change-end text:change-id="ct113260032"/>epositories</text:p>
      <text:p text:style-name="P2">Language:<text:tab/>Language of MyCoRe application is <text:change text:change-id="ct113260512"/><text:change-start text:change-id="ct113260752"/><text:span text:style-name="T4">configurable</text:span><text:change-end text:change-id="ct113260752"/>, documentation is German</text:p>
      <text:p text:style-name="P3">LTS Release:<text:tab/>201<text:change text:change-id="ct113261232"/><text:change text:change-id="ct113260992"/><text:change-start text:change-id="ct113261472"/><text:span text:style-name="T5">8</text:span><text:change-end text:change-id="ct113261472"/>.0<text:change text:change-id="ct113261952"/><text:change text:change-id="ct113261712"/><text:change-start text:change-id="ct113262192"/><text:span text:style-name="T5">6</text:span><text:change-end text:change-id="ct113262192"/><text:change text:change-id="ct113262432"/><text:change-start text:change-id="ct113262672"/><text:span text:style-name="T5">.0</text:span><text:change-end text:change-id="ct113262672"/><text:change-start text:change-id="ct113262912"/><text:span text:style-name="T5">.1</text:span><text:change-end text:change-id="ct113262912"/><text:change-start text:change-id="ct113263152"/><text:span text:style-name="T5"> </text:span><text:change-end text:change-id="ct113263152"/>(<text:span text:style-name="T16">long term release</text:span>)</text:p>
      <text:p text:style-name="P4">Version:<text:tab/><text:change text:change-id="ct113265072"/><text:change text:change-id="ct113264832"/><text:change text:change-id="ct113264592"/><text:change text:change-id="ct113264352"/><text:change text:change-id="ct113264112"/><text:change text:change-id="ct113263872"/><text:change text:change-id="ct113263632"/><text:change text:change-id="ct113263392"/><text:change-start text:change-id="ct113265312"/><text:span text:style-name="T6">2019.</text:span><text:change-end text:change-id="ct113265312"/><text:change-start text:change-id="ct293206544"/><text:span text:style-name="T6">06</text:span><text:change-end text:change-id="ct293206544"/></text:p>
      <text:p text:style-name="P5">Operating system:<text:tab/><text:change text:change-id="ct113265552"/><text:change-start text:change-id="ct113265792"/>Linux, Mac OS X, Unix, Windows<text:change-end text:change-id="ct113265792"/></text:p>
      <text:p text:style-name="P6">System requirements:<text:tab/>Web <text:change text:change-id="ct113266032"/><text:change-start text:change-id="ct113201056"/><text:span text:style-name="T4">a</text:span><text:change-end text:change-id="ct113201056"/>pplication <text:change text:change-id="ct113201296"/><text:change-start text:change-id="ct113201536"/><text:span text:style-name="T4">s</text:span><text:change-end text:change-id="ct113201536"/>erver: <text:change-start text:change-id="ct113201776"/><text:line-break/><text:change-end text:change-id="ct113201776"/>Apache Tomcat, Jetty or <text:span text:style-name="T8">comparable web server</text:span><text:change-start text:change-id="ct113202256"/><text:span text:style-name="T8">, </text:span>Version 3.1<text:change-end text:change-id="ct113202256"/><text:line-break/>Database: <text:span text:style-name="T8">PostgreSQL, </text:span>MySQL, Oracle, IBM DB2, HSQLDB<text:change text:change-id="ct113202496"/> or other relational database management system<text:change-start text:change-id="ct113202016"/>, <text:span text:style-name="T56">that works with hibernate</text:span><text:change-end text:change-id="ct113202016"/><text:line-break/>Java <text:change text:change-id="ct113202736"/><text:change-start text:change-id="ct113202976"/><text:span text:style-name="T6">8</text:span><text:change-end text:change-id="ct113202976"/> SDK<text:change text:change-id="ct113203216"/><text:change-start text:change-id="ct113203456"/> <text:change-end text:change-id="ct113203456"/><text:change text:change-id="ct113203696"/><text:change-start text:change-id="ct113203936"/><text:span text:style-name="T7">and for development</text:span><text:change-end text:change-id="ct113203936"/><text:change-start text:change-id="ct113204176"/><text:span text:style-name="T7">: </text:span><text:change-end text:change-id="ct113204176"/><text:change text:change-id="ct113204416"/><text:span text:style-name="T7">Maven</text:span><text:change-start text:change-id="ct113204656"/><text:span text:style-name="T7"> </text:span><text:change-end text:change-id="ct113204656"/><text:change text:change-id="ct113204896"/><text:change-start text:change-id="ct113205136"/><text:span text:style-name="T7">and Git</text:span><text:change-end text:change-id="ct113205136"/><text:change-start text:change-id="ct113205376"/><text:line-break/><text:span text:style-name="T57">Solr-Server</text:span><text:change-end text:change-id="ct113205376"/></text:p>
      <text:p text:style-name="P7">Download:<text:tab/><text:span text:style-name="T50">http://mycore.org/download/</text:span><text:change-start text:change-id="ct113205616"/><text:span text:style-name="T50"> </text:span><text:change-end text:change-id="ct113205616"/><text:change-start text:change-id="ct113205856"/><text:span text:style-name="T50">and https://github.com/MyCoRe-Org</text:span><text:change-end text:change-id="ct113205856"/><text:span text:style-name="T50"><text:line-break/>http://mycore.de/documentation/getting_started/mir.html</text:span><text:change text:change-id="ct113206096"/></text:p>
      <text:p text:style-name="P8">Functionality:<text:tab/><text:span text:style-name="T51">The </text:span>MyCoRe <text:span text:style-name="T51">framework</text:span> provides functionality of <text:span text:style-name="T52">information repositories </text:span>and publication servers. Own web applications can be developed with MyCoRe by configurations and adjustments in XML, XSL <text:span text:style-name="T48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49"> An integrated viewing tool is provided for displaying images or high-resolution illustrations. </text:span>Standards are supported for metadata (like <text:span text:style-name="T43">MODS</text:span>) and for classifications (e.g. <text:span text:style-name="T16">Dewey Decimal Classification</text:span><text:span text:style-name="T42"> DDC</text:span>). Metadata models are adaptable and ex<text:change-start text:change-id="ct113206336"/><text:span text:style-name="T60">­</text:span><text:change-end text:change-id="ct113206336"/>pandable. Persistent identifiers (URN, <text:change text:change-id="ct113206576"/><text:change-start text:change-id="ct113206816"/><text:span text:style-name="T15">DOI</text:span><text:change-end text:change-id="ct113206816"/>) assure permanent access to the data. Interfaces to other systems are supported such as the <text:span text:style-name="T16">Open Archives</text:span><text:change text:change-id="ct113207056"/><text:change-start text:change-id="ct113207296"/><text:span text:style-name="T16"> </text:span><text:change-end text:change-id="ct113207296"/><text:span text:style-name="T16">Initiative Protocol for Metadata Harvesting</text:span> (OAI-PMH), the <text:span text:style-name="T16">Simple Web-service Offering Repository Deposit</text:span> (SWORD), <text:span text:style-name="T15">REST</text:span> or search engine robots. Access to MyCoRe applications can be controlled by user and rights management <text:span text:style-name="T53">with LDAP or shibboleth. </text:span><text:span text:style-name="T16">Access Control Lists</text:span> (ACL)<text:span text:style-name="T53"> </text:span>specif<text:span text:style-name="T53">y </text:span>what operations are allowed to be performed on <text:span text:style-name="T54">metadata or </text:span>objects.<text:change-start text:change-id="ct113207536"/></text:p>
      <text:p text:style-name="P15"><text:span text:style-name="T58">A</text:span>pplication:<text:tab/><text:span text:style-name="T9">MIR</text:span><text:span text:style-name="T10">, </text:span><text:span text:style-name="T11">the </text:span><text:span text:style-name="T12">M</text:span><text:span text:style-name="T13">ODS</text:span><text:span text:style-name="T12"> Institutional Repository </text:span><text:span text:style-name="T46">is based on the</text:span><text:span text:style-name="T44"> MyCoRe </text:span><text:span text:style-name="T46">f</text:span><text:span text:style-name="T44">rame</text:span><text:span text:style-name="T46">­</text:span><text:span text:style-name="T44">work. </text:span><text:span text:style-name="T46">This </text:span><text:change-end text:change-id="ct113207536"/><text:change-start text:change-id="ct113208016"/><text:span text:style-name="T46">out-of-the-box software solution </text:span><text:change-end text:change-id="ct113208016"/><text:change-start text:change-id="ct113208256"/><text:span text:style-name="T46">is </text:span><text:change-end text:change-id="ct113208256"/><text:change-start text:change-id="ct113208736"/><text:span text:style-name="T46">ready for installation and use.</text:span><text:span text:style-name="T44"> </text:span><text:span text:style-name="T47">Test the demo </text:span><text:span text:style-name="T46">version</text:span><text:span text:style-name="T45">:</text:span><text:span text:style-name="T12"> </text:span><text:span text:style-name="T59">http://mycore.org/mir</text:span><text:change-end text:change-id="ct113208736"/><text:change-start text:change-id="ct113325760"/><text:span text:style-name="T59"><text:line-break/>For more sample applications, see http://www.mycore.de/applications/list.html</text:span><text:change-end text:change-id="ct1133257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style style:name="MT5" style:family="text">
      <style:text-properties fo:color="#4c4c4c" officeooo:rsid="001b802b"/>
    </style:style>
    <style:style style:name="MT6" style:family="text">
      <style:text-properties fo:color="#4c4c4c" officeooo:rsid="003fa6fa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10786000" text:id="ct110786000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110786480" text:id="ct110786480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4">6</text:span></text:p>
            </text:deletion>
          </text:changed-region>
          <text:changed-region xml:id="ct110786240" text:id="ct110786240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5">5</text:span></text:p>
            </text:deletion>
          </text:changed-region>
          <text:changed-region xml:id="ct110786720" text:id="ct110786720">
            <text:insertion>
              <office:change-info>
                <dc:creator>Wiebke Oeltjen</dc:creator>
                <dc:date>2019-01-24T12:00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110786000"/><text:span text:style-name="MT1"> </text:span><text:span text:style-name="MT3">®</text:span><text:change-end text:change-id="ct110786000"/><text:span text:style-name="MT1">, 201</text:span><text:change text:change-id="ct110786480"/><text:change text:change-id="ct110786240"/><text:change-start text:change-id="ct110786720"/><text:span text:style-name="MT6">9</text:span><text:change-end text:change-id="ct11078672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9-09-02T11:38:40.968000000</dc:date>
    <meta:editing-duration>PT21H39M15S</meta:editing-duration>
    <meta:editing-cycles>86</meta:editing-cycles>
    <meta:generator>LibreOffice/6.1.6.3$Windows_X86_64 LibreOffice_project/5896ab1714085361c45cf540f76f60673dd96a72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74" meta:non-whitespace-character-count="2416"/>
    <meta:user-defined meta:name="Info 1"/>
    <meta:user-defined meta:name="Info 2"/>
    <meta:user-defined meta:name="Info 3"/>
    <meta:user-defined meta:name="Info 4"/>
  </office:meta>
</office:document-meta>
</file>